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8bca" officeooo:paragraph-rsid="001d8bca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style:font-name="Microsoft YaHei" fo:font-size="9pt"/>
    </style:style>
    <style:style style:name="T2" style:family="text">
      <style:text-properties style:font-name-asian="Microsoft YaHei" style:font-size-asian="9pt"/>
    </style:style>
    <style:style style:name="T3" style:family="text">
      <style:text-properties fo:color="#0000ff" style:font-name="Microsoft YaHei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common</text:span><text:span text:style-name="T2">类</text:span></text:p>
      <text:p text:style-name="Text_20_body"><text:span text:style-name="T2">命名空间的使 用：</text:span><text:span text:style-name="T1">google</text:span><text:span text:style-name="T2">、</text:span><text:span text:style-name="T1">cv</text:span><text:span text:style-name="T2">、</text:span><text:span text:style-name="T1">caffe{boost</text:span><text:span text:style-name="T2">、</text:span><text:span text:style-name="T1">std}</text:span><text:span text:style-name="T2">。然后在项目中就可以随意使用</text:span><text:span text:style-name="T1">google</text:span><text:span text:style-name="T2">、</text:span><text:span text:style-name="T1">opencv</text:span><text:span text:style-name="T2">、</text:span><text:span text:style-name="T1">c++</text:span><text:span text:style-name="T2">的标准库、以及</text:span><text:span text:style-name="T1">c++</text:span><text:span text:style-name="T2">高级库 </text:span><text:span text:style-name="T1">boost</text:span><text:span text:style-name="T2">。</text:span><text:span text:style-name="T1">caffe</text:span><text:span text:style-name="T2">采用单例模式封装</text:span><text:span text:style-name="T1">boost</text:span><text:span text:style-name="T2">的智能指针（</text:span><text:span text:style-name="T1">caffe</text:span><text:span text:style-name="T2">的灵魂）、</text:span><text:span text:style-name="T1">std</text:span><text:span text:style-name="T2">一些标准的用法、重要的初始化内容（随机数生成器的内容以及 </text:span><text:span text:style-name="T1">google</text:span><text:span text:style-name="T2">的</text:span><text:span text:style-name="T1">gflags</text:span><text:span text:style-name="T2">和</text:span><text:span text:style-name="T1">glog</text:span><text:span text:style-name="T2">的初始化）。 提供一个统一的接口，方便移植和开发。为毛使用随机数？我也不是很清楚，知乎的一个解释：</text:span></text:p>
      <text:p text:style-name="Text_20_body"><text:span text:style-name="T2">随机数在</text:span><text:span text:style-name="T1">caffe</text:span><text:span text:style-name="T2">中是 非常重要的，最重要的应用是权值的初始化，如高斯、</text:span><text:span text:style-name="T1">xavier</text:span><text:span text:style-name="T2">等，初始化的好坏直接影响最终的训练结果，其他的应用如训练图像的随机</text:span><text:span text:style-name="T1">crop</text:span><text:span text:style-name="T2">和 </text:span><text:span text:style-name="T1">mirror</text:span><text:span text:style-name="T2">、</text:span><text:span text:style-name="T1">dropout</text:span><text:span text:style-name="T2">层的神经元的选择。</text:span><text:span text:style-name="T1">RNG</text:span><text:span text:style-name="T2">类是对</text:span><text:span text:style-name="T1">Boost</text:span><text:span text:style-name="T2">以及</text:span><text:span text:style-name="T1">STL</text:span><text:span text:style-name="T2">中随机数函数的封装，以方便使用。至于想每次产生相同的随机数，只要设 定固定的种子即可，见</text:span><text:span text:style-name="T1">caffe.proto</text:span><text:span text:style-name="T2">中</text:span><text:span text:style-name="T1">random_seed</text:span><text:span text:style-name="T2">的定义：</text:span></text:p>
      <text:p text:style-name="Text_20_body"><text:span text:style-name="T2">这一个文件基本是我们最头疼的黑色地带，关于</text:span><text:span text:style-name="T1">XXXX</text:span><text:span text:style-name="T2">锁，</text:span><text:span text:style-name="T1">XXXX</text:span><text:span text:style-name="T2">解锁的问题，遇到的了学习学习，记不住多温习几次就可以。</text:span></text:p>
      <text:p text:style-name="Text_20_body"><text:span text:style-name="T2">首先抛开那些官方的条条 框框，我们为了不让多个线程同时访问共享的资源是至关重要的。假如一个线程试图改变共享数据的值，而另外一个线程试图去读取该共享数据的值，结果将是未定 义的。为了阻止这样的事情发生，需要用到一些非凡的原始数据类型和操作。其中最重的一个就是总所周知的</text:span><text:span text:style-name="T1">mutex(“mutual exclusion”</text:span><text:span text:style-name="T2">的缩写。译注：相互排斥的意思，经常被翻译为“互斥体”其实就是两个事件互斥，数学解释就是两个事件交集是空</text:span><text:span text:style-name="T1">)</text:span><text:span text:style-name="T2">。</text:span><text:span text:style-name="T1">mutex</text:span><text:span text:style-name="T2">在同一时 间只能答应一个线程访问共享资源。当一个线程需要访问共享资源时，它必须先“锁住”</text:span><text:span text:style-name="T1">mutex</text:span><text:span text:style-name="T2">，假如任何其他线程已经锁住了</text:span><text:span text:style-name="T1">mutex</text:span><text:span text:style-name="T2">，那么本操作将会一 直被阻塞，直到锁住了</text:span><text:span text:style-name="T1">mutex</text:span><text:span text:style-name="T2">的线程解锁，这就保证了共享资源，在同一时间，只有一个线程可以访问。</text:span></text:p>
      <text:p text:style-name="P2"><text:span text:style-name="T1">mutex </text:span><text:span text:style-name="T2">的概念有几个变种。</text:span><text:span text:style-name="T1">Boost.Threads</text:span><text:span text:style-name="T2">支持两大类型的</text:span><text:span text:style-name="T1">mutex</text:span><text:span text:style-name="T2">：简单</text:span><text:span text:style-name="T1">mutex</text:span><text:span text:style-name="T2">和递归</text:span><text:span text:style-name="T1">mutex</text:span><text:span text:style-name="T2">。一个简单的</text:span><text:span text:style-name="T1">mutex</text:span><text:span text:style-name="T2">只能被锁住一次，假如同 一线程试图两次锁定</text:span><text:span text:style-name="T1">mutex</text:span><text:span text:style-name="T2">，将会产生死锁。对于递归</text:span><text:span text:style-name="T1">mutex</text:span><text:span text:style-name="T2">，一个线程可以多次锁定一个</text:span><text:span text:style-name="T1">mutex</text:span><text:span text:style-name="T2">，但必须以同样的次数对</text:span><text:span text:style-name="T1">mutex</text:span><text:span text:style-name="T2">进行解锁，否则 其他线程将无法锁定该</text:span><text:span text:style-name="T1">mutex</text:span><text:span text:style-name="T2">。</text:span></text:p>
      <text:p text:style-name="P2"><text:span text:style-name="T2">在上述两大类</text:span><text:span text:style-name="T1">mutex</text:span><text:span text:style-name="T2">的基础上，一个线程如何锁定一个</text:span><text:span text:style-name="T1">mutex</text:span><text:span text:style-name="T2">也有些不同变化。一个线程有</text:span><text:span text:style-name="T1">3</text:span><text:span text:style-name="T2">种可能方法来锁定</text:span><text:span text:style-name="T1">mutex</text:span><text:span text:style-name="T2">：</text:span></text:p>
      <text:p text:style-name="P2"><text:span text:style-name="T1">1. </text:span><text:span text:style-name="T2">等待并试图对</text:span><text:span text:style-name="T1">mutex</text:span><text:span text:style-name="T2">加锁，直到没有其他线程锁定</text:span><text:span text:style-name="T1">mutex</text:span><text:span text:style-name="T2">；</text:span></text:p>
      <text:p text:style-name="P2"><text:span text:style-name="T1">2. </text:span><text:span text:style-name="T2">试图对</text:span><text:span text:style-name="T1">mutex</text:span><text:span text:style-name="T2">加锁，并立即返回，假如其他线程锁定了</text:span><text:span text:style-name="T1">mutex</text:span><text:span text:style-name="T2">；</text:span></text:p>
      <text:p text:style-name="P2"><text:span text:style-name="T1">3. </text:span><text:span text:style-name="T2">等待并试图对</text:span><text:span text:style-name="T1">mutex</text:span><text:span text:style-name="T2">加锁，直到没有其他线程锁定</text:span><text:span text:style-name="T1">mutex</text:span><text:span text:style-name="T2">或者直到规定的时间已过。</text:span></text:p>
      <text:p text:style-name="P2"><text:span text:style-name="T2">看 起来最好的</text:span><text:span text:style-name="T1">mutex</text:span><text:span text:style-name="T2">类型是递归的</text:span><text:span text:style-name="T1">mutex</text:span><text:span text:style-name="T2">了，因为上述</text:span><text:span text:style-name="T1">3</text:span><text:span text:style-name="T2">种加锁的方式它都支持。不过，不同的加锁方式有不同的消耗，因此对于特定的应 用，</text:span><text:span text:style-name="T1">Boost.Threads</text:span><text:span text:style-name="T2">答应你挑选最有效率的</text:span><text:span text:style-name="T1">mutex</text:span><text:span text:style-name="T2">。为此，</text:span><text:span text:style-name="T1">Boost.Threads</text:span><text:span text:style-name="T2">提供了</text:span><text:span text:style-name="T1">6</text:span><text:span text:style-name="T2">中类型的</text:span><text:span text:style-name="T1">mutex</text:span><text:span text:style-name="T2">，效率由高到低排 列：</text:span><text:span text:style-name="T1">boost::mutex</text:span><text:span text:style-name="T2">，</text:span><text:span text:style-name="T1">boost::try_mutex</text:span><text:span text:style-name="T2">，</text:span><text:span text:style-name="T1">boost::timed_mutex</text:span><text:span text:style-name="T2">，</text:span><text:span text:style-name="T1">boost::recursive_mutex</text:span><text:span text:style-name="T2">，</text:span></text:p>
      <text:p text:style-name="P2"><text:span text:style-name="T1">boost::recursive_try_mutex</text:span><text:span text:style-name="T2">和</text:span><text:span text:style-name="T1">boost::recursive_timed_mutex</text:span><text:span text:style-name="T2">。（</text:span><text:span text:style-name="T1">caffe</text:span><text:span text:style-name="T2">中使用的就是效率最高的</text:span><text:span text:style-name="T1">boost::mutex</text:span><text:span text:style-name="T2">）。</text:span></text:p>
      <text:p text:style-name="P2"><text:span text:style-name="T2">假 如一个线程锁定一个</text:span><text:span text:style-name="T1">mutex</text:span><text:span text:style-name="T2">后，而没有解锁，就会发生死锁，这也是最为常见的错误了，为此，</text:span><text:span text:style-name="T1">Boost.Threads</text:span><text:span text:style-name="T2">专门进行了设计，可不直接对 </text:span><text:span text:style-name="T1">mutex</text:span><text:span text:style-name="T2">加锁或者解锁操作，以使这种错误不可能发生</text:span><text:span text:style-name="T1">(</text:span><text:span text:style-name="T2">或至少很难发生</text:span><text:span text:style-name="T1">)</text:span><text:span text:style-name="T2">。取而代之地，</text:span><text:span text:style-name="T1">mutex</text:span><text:span text:style-name="T2">类定义了内嵌的</text:span><text:span text:style-name="T1">typedef</text:span><text:span text:style-name="T2">来实现 </text:span><text:span text:style-name="T1">RAII(Resource Acquisition In Initialization</text:span><text:span text:style-name="T2">，译注：在初始化时资源获得</text:span><text:span text:style-name="T1">)[</text:span><text:span text:style-name="T3">4</text:span><text:span text:style-name="T1">] </text:span><text:span text:style-name="T2">用以对一个</text:span><text:span text:style-name="T1">mutex</text:span><text:span text:style-name="T2">进行加锁或者解锁，这就是所谓的</text:span><text:span text:style-name="T1">Scoped Lock</text:span><text:span text:style-name="T2">模式。要构建一个这种类型的锁，需要传送一个</text:span><text:span text:style-name="T1">mutex</text:span><text:span text:style-name="T2">引用，构造函数将锁定</text:span><text:span text:style-name="T1">mutex</text:span><text:span text:style-name="T2">，析构函数将解锁</text:span><text:span text:style-name="T1">mutex</text:span><text:span text:style-name="T2">。</text:span><text:span text:style-name="T1">C++</text:span><text:span text:style-name="T2">语言规范确保了析构函 数总是会被调用，所以即使有异常抛出，</text:span><text:span text:style-name="T1">mutex</text:span><text:span text:style-name="T2">也会被正确地解锁。这种模式确保了</text:span><text:span text:style-name="T1">mutex</text:span><text:span text:style-name="T2">的正确使用。不过必须清楚，尽管</text:span><text:span text:style-name="T1">Scoped Lock</text:span><text:span text:style-name="T2">模式保证了</text:span><text:span text:style-name="T1">mutex</text:span><text:span text:style-name="T2">被正确解锁，但它不能保证在有异常抛出的时候，所有共享资源任然处于有效的状态，所以，就像进行单线程编程一样，必须确保异 常不会让程序处于不一致的状态。同时，锁对象不能传送给另外一个线程，因为他们所维护的状态不会受到此种用法的保护。</text:span></text:p>
      <text:p text:style-name="Text_20_body"><text:span text:style-name="T2">举</text:span><text:span text:style-name="T1">boost::mutex</text:span><text:span text:style-name="T2">类 的一个简单的用法。其中两个线程被创建，每个循环</text:span><text:span text:style-name="T1">10</text:span><text:span text:style-name="T2">次，将</text:span><text:span text:style-name="T1">id</text:span><text:span text:style-name="T2">和当前循环计数输出到</text:span><text:span text:style-name="T1">std::cout</text:span><text:span text:style-name="T2">，</text:span><text:span text:style-name="T1">main</text:span><text:span text:style-name="T2">线程等待着两个线程结束。 </text:span><text:span text:style-name="T1">std::cout</text:span><text:span text:style-name="T2">对象是一个共享资源，所以每个线程均使用全局</text:span><text:span text:style-name="T1">mutex</text:span><text:span text:style-name="T2">，以确保在同一时刻，只有一个线程输出到它。</text:span></text:p>
      <text:p text:style-name="Text_20_body"/>
      <text:p text:style-name="Text_20_body"/>
      <text:p text:style-name="Text_20_body"/>
      <text:p text:style-name="P1"><text:soft-page-break/><text:span text:style-name="T2"><text:s/>mkdir(db_path, 0744)为数据库创建文件夹，如果文件夹已经存在，程序会报错退出。也就是说，程序不会覆盖已有的数据库。已有的数据库如果不要了</text:span></text:p>
      <text:p text:style-name="P1"><text:span text:style-name="T2">||| <text:s text:c="5"/>，需要手动删除。需要注意的是，LMDB的一个环境中是可以有多个数据库的，数据库之间以名字区分。mdb_open()的第二个参数实际上就是数据库的名称</text:span></text:p>
      <text:p text:style-name="P1"><text:span text:style-name="T2">||| <text:s text:c="5"/>(char *)。当一个环境中只有一个数据库的时候，这个参数可以给NULL。最后，为每一个图像创建Datum对象，向对象内写入数据，然后将其序列化成字&gt;||| <text:s text:c="5"/>符串，将字符串放入数据库中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4:24:15.092979176</meta:creation-date>
    <dc:date>2016-07-27T17:16:36.065509931</dc:date>
    <meta:editing-duration>PT12M12S</meta:editing-duration>
    <meta:editing-cycles>1</meta:editing-cycles>
    <meta:document-statistic meta:table-count="0" meta:image-count="0" meta:object-count="0" meta:page-count="2" meta:paragraph-count="17" meta:word-count="1676" meta:character-count="2358" meta:non-whitespace-character-count="2301"/>
    <meta:generator>LibreOffice/4.2.8.2$Linux_X86_64 LibreOffice_project/420m0$Build-2</meta:generator>
  </office:meta>
</office:document-meta>
</file>